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weight="bold" officeooo:rsid="001d213b" officeooo:paragraph-rsid="001d213b" style:font-weight-asian="bold" style:font-weight-complex="bold"/>
    </style:style>
    <style:style style:name="P2" style:family="paragraph" style:parent-style-name="Standard">
      <style:text-properties style:font-name="Times New Roman" fo:font-weight="normal" officeooo:rsid="001d213b" officeooo:paragraph-rsid="001d213b" style:font-weight-asian="normal" style:font-weight-complex="normal"/>
    </style:style>
    <style:style style:name="P3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officeooo:rsid="001d213b" officeooo:paragraph-rsid="001d213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JO 1:</text:p>
      <text:p text:style-name="P1"/>
      <text:p text:style-name="P1">Ejecución de procesos Android: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officeooo:rsid="001d213b" officeooo:paragraph-rsid="001d2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an María Sánchez Sánch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9:51:48.575877370</meta:creation-date>
    <dc:date>2019-11-26T09:59:28.126059039</dc:date>
    <meta:editing-duration>PT7M42S</meta:editing-duration>
    <meta:editing-cycles>1</meta:editing-cycles>
    <meta:document-statistic meta:table-count="0" meta:image-count="0" meta:object-count="0" meta:page-count="1" meta:paragraph-count="3" meta:word-count="10" meta:character-count="66" meta:non-whitespace-character-count="59"/>
    <meta:generator>LibreOffice/6.0.7.3$Linux_X86_64 LibreOffice_project/00m0$Build-3</meta:generator>
  </office:meta>
</office:document-meta>
</file>